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cademyC Italic" svg:font-family="'AcademyC Italic'" style:font-family-generic="roman" style:font-pitch="variable"/>
    <style:font-face style:name="AcademyC PM Academy Cyrillic" svg:font-family="'AcademyC PM Academy Cyrillic'" style:font-family-generic="roman" style:font-pitch="variable"/>
    <style:font-face style:name="AcademyC-Bold" svg:font-family="AcademyC-Bold" style:font-family-generic="roman" style:font-pitch="variable"/>
    <style:font-face style:name="Arial +" svg:font-family="'Arial +'" style:font-family-generic="roman" style:font-pitch="variable"/>
    <style:font-face style:name="Arial +  Bold Italic" svg:font-family="'Arial +  Bold Italic'" style:font-family-generic="roman" style:font-pitch="variable"/>
    <style:font-face style:name="Calibri" svg:font-family="Calibri" style:font-family-generic="roman" style:font-pitch="variable"/>
    <style:font-face style:name="CyrillicOld" svg:font-family="CyrillicOld" style:font-family-generic="roman" style:font-pitch="variable"/>
    <style:font-face style:name="IzhitsaOS" svg:font-family="IzhitsaOS" style:font-family-generic="roman" style:font-pitch="variable"/>
    <style:font-face style:name="IzhitsaOS  Bold" svg:font-family="'IzhitsaOS  Bold'" style:font-family-generic="roman" style:font-pitch="variable"/>
    <style:font-face style:name="IzhitsaOS Cyr" svg:font-family="'IzhitsaOS Cy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cademyC Italic1" svg:font-family="'AcademyC Italic'" style:font-family-generic="system" style:font-pitch="variable"/>
    <style:font-face style:name="AcademyC PM Academy Cyrillic1" svg:font-family="'AcademyC PM Academy Cyrillic'" style:font-family-generic="system" style:font-pitch="variable"/>
    <style:font-face style:name="Arial1" svg:font-family="Arial" style:font-family-generic="system" style:font-pitch="variable"/>
    <style:font-face style:name="Arial +1" svg:font-family="'Arial +'" style:font-family-generic="system" style:font-pitch="variable"/>
    <style:font-face style:name="Arial +  Bold Italic1" svg:font-family="'Arial +  Bold Italic'" style:font-family-generic="system" style:font-pitch="variable"/>
    <style:font-face style:name="Calibri1" svg:font-family="Calibri" style:font-family-generic="system" style:font-pitch="variable"/>
    <style:font-face style:name="CyrillicOld1" svg:font-family="CyrillicOld" style:font-family-generic="system" style:font-pitch="variable"/>
    <style:font-face style:name="IzhitsaOS1" svg:font-family="IzhitsaOS" style:font-family-generic="system" style:font-pitch="variable"/>
    <style:font-face style:name="IzhitsaOS  Bold1" svg:font-family="'IzhitsaOS  Bold'" style:font-family-generic="system" style:font-pitch="variable"/>
    <style:font-face style:name="IzhitsaOS Cyr1" svg:font-family="'IzhitsaOS Cyr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Arial" fo:font-size="14pt" style:font-size-asian="14pt" style:font-size-complex="14pt"/>
    </style:style>
    <style:style style:name="P2" style:family="paragraph" style:parent-style-name="_31_1_5f_Подпись">
      <style:paragraph-properties fo:margin-left="0cm" fo:margin-right="0cm" style:line-height-at-least="0.476cm" fo:text-indent="0cm" style:auto-text-indent="false" style:writing-mode="lr-tb"/>
      <style:text-properties style:font-name="Arial" fo:font-size="14pt" style:font-size-asian="14pt" style:font-size-complex="14pt"/>
    </style:style>
    <style:style style:name="P3" style:family="paragraph" style:parent-style-name="_31_9_5f_àêàô_b3_ñò">
      <style:paragraph-properties fo:margin-left="0cm" fo:margin-right="0cm" style:line-height-at-least="0.455cm" fo:text-indent="0cm" style:auto-text-indent="false" style:writing-mode="lr-tb"/>
      <style:text-properties style:font-name="Arial" fo:font-size="14pt" style:font-size-asian="14pt" style:font-size-complex="14pt"/>
    </style:style>
    <style:style style:name="P4" style:family="paragraph" style:parent-style-name="_31_9_5f_àêàô_b3_ñò">
      <style:paragraph-properties fo:margin-left="0cm" fo:margin-right="0cm" style:line-height-at-least="0.455cm" fo:text-indent="0cm" style:auto-text-indent="false" style:writing-mode="lr-tb"/>
      <style:text-properties style:font-name="Arial" fo:font-size="14pt" fo:language="ru" fo:country="RU" style:font-size-asian="14pt" style:font-size-complex="14pt"/>
    </style:style>
    <style:style style:name="P5" style:family="paragraph" style:parent-style-name="_31_1_5f_Основной_20_текст">
      <style:paragraph-properties fo:margin-left="0cm" fo:margin-right="0cm" style:line-height-at-least="0.455cm" fo:text-indent="0.499cm" style:auto-text-indent="false" style:writing-mode="lr-tb"/>
      <style:text-properties style:font-name="Arial" fo:font-size="14pt" style:font-size-asian="14pt" style:font-size-complex="14pt"/>
    </style:style>
    <style:style style:name="P6" style:family="paragraph" style:parent-style-name="_31_1_5f_Основной_20_текст">
      <style:paragraph-properties fo:margin-left="0cm" fo:margin-right="0cm" style:line-height-at-least="0.455cm" fo:text-indent="0.499cm" style:auto-text-indent="false" style:writing-mode="lr-tb"/>
      <style:text-properties style:font-name="Arial" fo:font-size="14pt" style:font-size-asian="14pt" style:font-name-complex="Arial +1" style:font-size-complex="14pt" style:text-scale="90%"/>
    </style:style>
    <style:style style:name="P7" style:family="paragraph" style:parent-style-name="_31_1_5f_Основной_20_текст">
      <style:paragraph-properties fo:margin-left="0cm" fo:margin-right="0cm" style:line-height-at-least="0.455cm" fo:text-indent="0.499cm" style:auto-text-indent="false" style:writing-mode="lr-tb"/>
      <style:text-properties style:font-name="Arial" fo:font-size="14pt" fo:language="ru" fo:country="RU" style:font-size-asian="14pt" style:font-name-complex="Arial +1" style:font-size-complex="14pt" style:text-scale="90%"/>
    </style:style>
    <style:style style:name="P8" style:family="paragraph" style:parent-style-name="_31_1_5f_Основной_20_текст">
      <style:paragraph-properties fo:margin-left="0cm" fo:margin-right="0cm" style:line-height-at-least="0.455cm" fo:text-indent="0.499cm" style:auto-text-indent="false" style:writing-mode="lr-tb"/>
      <style:text-properties style:font-name="Arial" fo:font-size="14pt" fo:language="ru" fo:country="RU" fo:font-weight="bold" style:font-size-asian="14pt" style:font-weight-asian="bold" style:font-name-complex="Arial +1" style:font-size-complex="14pt" style:font-weight-complex="bold" style:text-scale="90%"/>
    </style:style>
    <style:style style:name="P9" style:family="paragraph" style:parent-style-name="_31_1_5f_Основной_20_текст" style:master-page-name="Standard">
      <style:paragraph-properties fo:margin-left="0cm" fo:margin-right="0cm" style:line-height-at-least="0.455cm" fo:text-align="center" style:justify-single-word="false" fo:text-indent="0.499cm" style:auto-text-indent="false" style:page-number="auto" style:writing-mode="lr-tb"/>
    </style:style>
    <style:style style:name="P10" style:family="paragraph" style:parent-style-name="_31_1_5f_Основной_20_текст">
      <style:paragraph-properties fo:margin-left="0cm" fo:margin-right="0cm" style:line-height-at-least="0.455cm" fo:text-indent="0.499cm" style:auto-text-indent="false" style:writing-mode="lr-tb"/>
      <style:text-properties style:font-name="Arial" fo:font-size="14pt" style:font-size-asian="14pt" style:font-name-complex="Arial +1" style:font-size-complex="14pt" style:text-scale="90%"/>
    </style:style>
    <style:style style:name="P11" style:family="paragraph" style:parent-style-name="_31_1_5f_Основной_20_текст">
      <style:paragraph-properties fo:margin-left="0cm" fo:margin-right="0cm" style:line-height-at-least="0.455cm" fo:text-indent="0.499cm" style:auto-text-indent="false" style:writing-mode="lr-tb"/>
      <style:text-properties style:font-name="Arial" fo:font-size="14pt" fo:language="ru" fo:country="RU" style:font-size-asian="14pt" style:font-name-complex="Arial +1" style:font-size-complex="14pt" style:text-scale="90%"/>
    </style:style>
    <style:style style:name="P12" style:family="paragraph" style:parent-style-name="_31_9_5f_àêàô_b3_ñò">
      <style:paragraph-properties fo:margin-left="0cm" fo:margin-right="0cm" style:line-height-at-least="0.455cm" fo:text-indent="0cm" style:auto-text-indent="false" style:writing-mode="lr-tb"/>
      <style:text-properties style:font-name="Arial" fo:font-size="14pt" style:font-size-asian="14pt" style:font-name-complex="IzhitsaOS Cyr1" style:font-size-complex="14pt"/>
    </style:style>
    <style:style style:name="P13" style:family="paragraph" style:parent-style-name="_31_9_5f_àêàô_b3_ñò">
      <style:paragraph-properties fo:margin-left="0cm" fo:margin-right="0cm" style:line-height-at-least="0.455cm" fo:text-indent="0cm" style:auto-text-indent="false" style:writing-mode="lr-tb"/>
      <style:text-properties style:font-name="Arial" fo:font-size="14pt" fo:language="ru" fo:country="RU" style:font-size-asian="14pt" style:font-name-complex="IzhitsaOS Cyr1" style:font-size-complex="14pt"/>
    </style:style>
    <style:style style:name="P14" style:family="paragraph" style:parent-style-name="_31_9_5f_àêàô_b3_ñò">
      <style:paragraph-properties fo:margin-left="0cm" fo:margin-right="0cm" style:line-height-at-least="0.455cm" fo:text-indent="0cm" style:auto-text-indent="false" style:writing-mode="lr-tb"/>
      <style:text-properties style:font-name="Arial" fo:font-size="14pt" fo:language="ru" fo:country="RU" fo:font-weight="bold" style:font-size-asian="14pt" style:font-weight-asian="bold" style:font-name-complex="IzhitsaOS  Bold1" style:font-size-complex="14pt" style:font-weight-complex="bold"/>
    </style:style>
    <style:style style:name="T1" style:family="text">
      <style:text-properties style:text-position="10% 100%" style:font-name="Arial" fo:font-size="14pt" fo:language="en" fo:country="US" style:font-size-asian="14pt" style:language-asian="en" style:country-asian="US" style:font-name-complex="AcademyC PM Academy Cyrillic1" style:font-size-complex="14pt" style:language-complex="ar" style:country-complex="SA"/>
    </style:style>
    <style:style style:name="T2" style:family="text">
      <style:text-properties fo:language="be" fo:country="BY" style:font-name-complex="Arial +1" style:text-scale="90%"/>
    </style:style>
    <style:style style:name="T3" style:family="text">
      <style:text-properties fo:language="be" fo:country="BY" fo:font-weight="bold" style:font-weight-asian="bold" style:font-name-complex="Arial +1" style:font-weight-complex="bold" style:text-scale="90%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complex="IzhitsaOS Cyr1"/>
    </style:style>
    <style:style style:name="T6" style:family="text">
      <style:text-properties fo:language="ru" fo:country="RU" fo:font-weight="bold" style:font-weight-asian="bold" style:font-name-complex="Arial +1" style:font-weight-complex="bold" style:text-scale="90%"/>
    </style:style>
    <style:style style:name="T7" style:family="text">
      <style:text-properties fo:language="ru" fo:country="RU" style:font-name-complex="Arial +1" style:text-scale="90%"/>
    </style:style>
    <style:style style:name="T8" style:family="text">
      <style:text-properties fo:language="ru" fo:country="RU" fo:font-style="italic" fo:font-weight="bold" style:font-style-asian="italic" style:font-weight-asian="bold" style:font-name-complex="Arial +  Bold Italic1" style:font-style-complex="italic" style:font-weight-complex="bold" style:text-scale="90%"/>
    </style:style>
    <style:style style:name="T9" style:family="text">
      <style:text-properties fo:language="ru" fo:country="RU" fo:font-style="italic" style:font-style-asian="italic" style:font-name-complex="Arial +1" style:font-style-complex="italic" style:text-scale="90%"/>
    </style:style>
    <style:style style:name="T10" style:family="text">
      <style:text-properties style:font-name-complex="IzhitsaOS Cyr1"/>
    </style:style>
    <style:style style:name="T11" style:family="text">
      <style:text-properties fo:font-weight="bold" style:font-weight-asian="bold" style:font-name-complex="CyrillicOld1" style:font-weight-complex="bold"/>
    </style:style>
    <style:style style:name="T12" style:family="text">
      <style:text-properties style:font-name="Arial" fo:font-size="14pt" fo:language="en" fo:country="US" style:font-size-asian="14pt" style:language-asian="en" style:country-asian="US" style:font-name-complex="AcademyC PM Academy Cyrillic1" style:font-size-complex="14pt" style:language-complex="ar" style:country-complex="SA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-complex="Arial +1" style:text-scale="90%"/>
    </style:style>
    <style:style style:name="T15" style:family="text">
      <style:text-properties fo:letter-spacing="-0.007cm" fo:language="ru" fo:country="RU" style:font-name-complex="Arial +1" style:text-scale="90%"/>
    </style:style>
    <style:style style:name="T16" style:family="text">
      <style:text-properties fo:letter-spacing="-0.007cm" style:font-name-complex="Arial +1" style:text-scale="90%"/>
    </style:style>
    <style:style style:name="T17" style:family="text">
      <style:text-properties fo:font-style="italic" style:font-style-asian="italic" style:font-name-complex="Arial +1" style:font-style-complex="italic" style:text-scale="9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fontstyle01"><text:span text:style-name="T1">А</text:span></text:span><text:span text:style-name="fontstyle01"><text:span text:style-name="T12">КАФІСТ БОЖАЙ МАЦІ</text:span></text:span><text:span text:style-name="T13"><text:line-break/></text:span><text:span text:style-name="fontstyle01"><text:span text:style-name="T12">Ў ГОНАР ЯЕ ЦУДАТВОРНАЙ ІКОНЫ</text:span></text:span><text:span text:style-name="T13"><text:line-break/></text:span><text:span text:style-name="fontstyle01"><text:span text:style-name="T12">«ВЫХАВАННЕ»</text:span></text:span><text:span text:style-name="T13"><text:line-break/></text:span></text:p>
      <text:p text:style-name="P5"><text:span text:style-name="T2">Табе, найвышэйшай Ваяводзе перамогі і</text:span><text:span text:style-name="T14"> </text:span><text:span text:style-name="T2">добрай Выхава́льніцы роду хрысціянскага, мы, зба́ўленыя ад бед рабы Твае, падзяку ўзносім, Ты ж, маючы моц неперамо́жную, ад усякіх бед дзяцей маіх вызваля́й, каб я са сляза́мі</text:span><text:span text:style-name="T3"> </text:span><text:span text:style-name="T2">ўскліка́ла да Цябе:</text:span></text:p>
      <text:p text:style-name="P6">Вы́хавай, Уладычыца, дзяцей маіх дастойнымі Царства Нябеснага і спадкае́мцамі вечных даброт зрабі іх.</text:p>
      <text:p text:style-name="P6"/>
      <text:p text:style-name="P12">Iкас 1</text:p>
      <text:p text:style-name="P6">Ангела з Нябёсаў паслаць дзецям маім пахада́йнічай, Прасвятая, перад Сынам Тваім і Богам, як і Табе быў пасла́ны ахоўнік наймацне́йшы Гаўрыіл Архангел, і спадобі мяне ўскліка́ць да Цябе так: </text:p>
      <text:p text:style-name="P6">Вы́хавай дзяцей маіх, каб быць ім зямнымі ангеламі;</text:p>
      <text:p text:style-name="P6">Вы́хавай дзяцей маіх, каб стаць ім нябеснымі людзьмі;</text:p>
      <text:p text:style-name="P6">Вы́хавай дзяцей маіх, каб быць ім Тваімі рабамі;</text:p>
      <text:p text:style-name="P6">Вы́хавай дзяцей маіх, каб назвацца ім сябра́мі Сына Твайго.</text:p>
      <text:p text:style-name="P6">Вы́хавай дзяцей маіх, каб любілі Цябе ўсім сэрцам сваім і ўсім разуме́ннем;</text:p>
      <text:p text:style-name="P7">Вы́хавай дзяцей маіх дасканалымі, як дасканалы Айцец наш Нябесны.</text:p>
      <text:p text:style-name="P5"><text:span text:style-name="T7">Вы́хавай дзяцей маіх, каб яны заўсёды ўскліка́лі да Цябе: “Радуйся, Благадатная</text:span><text:span text:style-name="T8">,</text:span><text:span text:style-name="T7"> Гасподзь з</text:span><text:span text:style-name="T14"> </text:span><text:span text:style-name="T7">Табою”;</text:span></text:p>
      <text:p text:style-name="P5"><text:span text:style-name="T7">Вы́хавай дзяцей маіх, каб яны заўсёды ўскліка́лі</text:span><text:span text:style-name="T8">:</text:span><text:span text:style-name="T7"> “Божа, міласцівы будзь да мяне грэшнага”. </text:span>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13">Кандак 2</text:p>
      <text:p text:style-name="P5"><text:span text:style-name="T7">Бачачы маё матчына маленне за дзяцей маіх, да Цябе бо адзінай звяртаюся, вазьмі іх пад Сваё пачэснае і</text:span><text:span text:style-name="T14"> </text:span><text:span text:style-name="T7">міласэрнае покрыва, каб яны ўсклікалі Богу: Алілуія. </text:span></text:p>
      <text:p text:style-name="P7"/>
      <text:p text:style-name="P3">I<text:span text:style-name="T5">кас 2</text:span></text:p>
      <text:p text:style-name="P5"><text:span text:style-name="T7">Розум дзецям маім пашлі як найлепей Табе паслужы́ць, і</text:span><text:span text:style-name="T14"> </text:span><text:span text:style-name="T7">напоўні сэ́рцы іх нябеснай прамудрасцю. Падай адзіную яе ўзлюбíць, а</text:span><text:span text:style-name="T14"> </text:span><text:span text:style-name="T7">зямным найбольш пагарджа́ць, і</text:span><text:span text:style-name="T14"> </text:span><text:span text:style-name="T7">ву́снам маім дазволь ускліка́ць да Цябе так:</text:span></text:p>
      <text:p text:style-name="P7">Вы́хавай дзяцей маіх, жы́вячы іх малаком патаемнай прамудрасці Божай;</text:p>
      <text:p text:style-name="P7">Вы́хавай дзяцей маіх, каб шукалі яе ва ўсім жыцці сваім.</text:p>
      <text:p text:style-name="P5"><text:span text:style-name="T7">Вы́хавай дзяцей маіх мудрымі, як змеі, і</text:span><text:span text:style-name="T14"> </text:span><text:span text:style-name="T7">про́стымі, як галубы́;</text:span></text:p>
      <text:p text:style-name="P7">Вы́хавай дзяцей маіх, каб ме́лі розум на добрае і не ме́лі на грэх.</text:p>
      <text:p text:style-name="P7">Вы́хавай дзяцей маіх прамудрымі супраць по́дступаў дыя́вальскіх;</text:p>
      <text:p text:style-name="P7">Вы́хавай дзяцей маіх, каб уладко́ўвалі мудра жыццё сваё па пры́кладу святы́х.</text:p>
      <text:p text:style-name="P7">Вы́хавай дзяцей маіх, каб прыпадо́біліся му́жу мудраму, які заснава́ў дом свой на камені;</text:p>
      <text:p text:style-name="P7">Вы́хавай дзяцей маіх, каб, як дзевы мудрыя, не загасілі яны свяцільнікаў сваіх.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4"/>
      <text:p text:style-name="P13"><text:soft-page-break/>Кандак 3</text:p>
      <text:p text:style-name="P5"><text:span text:style-name="T7">Сіла Усявышняга няхай ахіне́ дзяцей маіх дзе́ля Твайго дба́йнага засту́пніцтва перад Сынам Тваім, таму, зве́даўшы Тваю Ма́тчыну міласэрнасць да ўсіх, хто з</text:span><text:span text:style-name="T14"> </text:span><text:span text:style-name="T7">вераю да Бога звяртаецца, няхай ускліка́юць яны Яму: Алілуія.</text:span></text:p>
      <text:p text:style-name="P7"/>
      <text:p text:style-name="P3">I<text:span text:style-name="T5">кас 3</text:span></text:p>
      <text:p text:style-name="P5"><text:span text:style-name="T7">Ма́ючы ад Бога дзяцей маіх, не хачу ўбачыць іх у</text:span><text:span text:style-name="T14"> </text:span><text:span text:style-name="T7">пакутах вечных, але ў</text:span><text:span text:style-name="T14"> </text:span><text:span text:style-name="T7">Кнізе Жыцця запíсанымі і</text:span><text:span text:style-name="T14"> </text:span><text:span text:style-name="T7">жыцця вечнага спадкае́мцамі. Таму, Прачыстая, прыхілí вуха</text:span><text:span text:style-name="T8"> </text:span><text:span text:style-name="T7">Тваё да малення рабы Тваёй, што ўскліка́е да Цябе:</text:span></text:p>
      <text:p text:style-name="P7">Вы́хавай дзяцей маіх, каб пазбегнуць ім вечных пакут;</text:p>
      <text:p text:style-name="P7">Вы́хавай дзяцей маіх, каб успадкава́ць ім жыццё вечнае.</text:p>
      <text:p text:style-name="P5"><text:span text:style-name="T7">Вы́хавай дзяцей маіх, каб ісці ім шля́хам жыцця свайго ў</text:span><text:span text:style-name="T14"> </text:span><text:span text:style-name="T7">пакаянні;</text:span></text:p>
      <text:p text:style-name="P5"><text:span text:style-name="T7">Вы́хавай дзяцей маіх у</text:span><text:span text:style-name="T14"> </text:span><text:span text:style-name="T7">надзеі на міласэрнасць Божую.</text:span></text:p>
      <text:p text:style-name="P7">Вы́хавай дзяцей маіх, каб яны стара́нна здабыва́лі благадаць Духа Святога;</text:p>
      <text:p text:style-name="P7">Вы́хавай дзяцей маіх, каб, папрацавалі яны для здабыцця́ Царства Нябеснага.</text:p>
      <text:p text:style-name="P5"><text:span text:style-name="T7">Вы́хавай дзяцей маіх, каб быць ім запíсанымі ў</text:span><text:span text:style-name="T14"> </text:span><text:span text:style-name="T7">Кнізе Жыцця;</text:span></text:p>
      <text:p text:style-name="P7">Вы́хавай дзяцей маіх, каб на Страшным Судзе Сына Твайго праваруч былí яны пастаўлены.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́т зрабі іх.</text:span></text:p>
      <text:p text:style-name="P7"/>
      <text:p text:style-name="P14">Кандак 4</text:p>
      <text:p text:style-name="P5"><text:span text:style-name="T7">Бу́ру памышле́нняў сумнíўных ма́ючы ўнутры́ сябе і</text:span><text:span text:style-name="T14"> </text:span><text:span text:style-name="T7">жада́ючы дзецям маім жыццё вечнае ўспадкава́ць, са сляза́мі малю́ Цябе, Маці Божая, і</text:span><text:span text:style-name="T14"> </text:span><text:span text:style-name="T7">ў</text:span><text:span text:style-name="T14"> </text:span><text:span text:style-name="T7">спадзява́нні і</text:span><text:span text:style-name="T14"> </text:span><text:span text:style-name="T7">замілава́нні сэ́рца спяваю Сыну Твайму: Алілуія.</text:span></text:p>
      <text:p text:style-name="P3">I<text:span text:style-name="T5">кас 4</text:span></text:p>
      <text:p text:style-name="P5"><text:span text:style-name="T7">Чу́ючы голас Твой, які прамаўля́е да Сына Твайго: “Тых, каго даў Мне ва ўдзел, на векі захо́ўвай”,</text:span><text:span text:style-name="T14"> </text:span><text:span text:style-name="T7">— прасціра́ю рукі мае і</text:span><text:span text:style-name="T14"> </text:span><text:span text:style-name="T7">сэрца да Тваёй міласэрнасці і</text:span><text:span text:style-name="T14"> </text:span><text:span text:style-name="T7">прашу, каб зрабіла Ты дзяцей маіх рабамі Тваімі і</text:span><text:span text:style-name="T14"> </text:span><text:span text:style-name="T7">каб пачула прашэнні мае́ гэтыя: </text:span></text:p>
      <text:p text:style-name="P5"><text:span text:style-name="T7">Вы́хавай дзяцей маіх, прыня́ўшы іх ва ўдзел</text:span><text:span text:style-name="T8"> </text:span><text:span text:style-name="T7">Твой абра́ны;</text:span></text:p>
      <text:p text:style-name="P5"><text:span text:style-name="T7">Вы́хавай дзяцей маіх, каб шукалі дапамогі ў</text:span><text:span text:style-name="T14"> </text:span><text:span text:style-name="T7">Цябе адзінай.</text:span></text:p>
      <text:p text:style-name="P5"><text:span text:style-name="T7">Вы́хавай дзяцей маіх, каб пазбяга́лі грахоў, што вяду́ць у</text:span><text:span text:style-name="T14"> </text:span><text:span text:style-name="T7">згубу;</text:span></text:p>
      <text:p text:style-name="P7">Вы́хавай дзяцей маіх, каб знайсці ім шлях пакая́ння.</text:p>
      <text:p text:style-name="P5"><text:span text:style-name="T7">Вы́хавай дзяцей маіх, каб уваходзілі цеснай брамай запаведзяў Сына Твайго ў</text:span><text:span text:style-name="T14"> </text:span><text:span text:style-name="T7">Іерусалім вы́шні;</text:span></text:p>
      <text:p text:style-name="P7">Вы́хавай дзяцей маіх, каб адчынíліся ім дзверы райскія.</text:p>
      <text:p text:style-name="P5"><text:span text:style-name="T7">Вы́хавай дзяцей маіх, каб пасяліцца ім з</text:span><text:span text:style-name="T14"> </text:span><text:span text:style-name="T7">усімі святымі;</text:span></text:p>
      <text:p text:style-name="P7">Вы́хавай дзяцей маіх, каб атрымаць ім жыццё вечнае.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8"/>
      <text:p text:style-name="P13">Кандак 5</text:p>
      <text:p text:style-name="P5"><text:span text:style-name="T7">Святло невячэ́рняе, гэта зна́чыць, Сын Твой, Прасвятая Дзева, няхай заззяе ў</text:span><text:span text:style-name="T14"> </text:span><text:span text:style-name="T7">сэрцах дзяцей маіх, каб адчуць ім слодыч нябесную яшчэ на зямлі і</text:span><text:span text:style-name="T14"> </text:span><text:span text:style-name="T7">ўсклікнуць Богу: Алілуія.</text:span></text:p>
      <text:p text:style-name="P7"/>
      <text:p text:style-name="P3">I<text:span text:style-name="T5">кас 5 </text:span></text:p>
      <text:p text:style-name="P5"><text:soft-page-break/><text:span text:style-name="T7">Бачачы стара́ннае маленне маё, што ў</text:span><text:span text:style-name="T14"> </text:span><text:span text:style-name="T7">славу Тваю я ўзношу, як фіміям духмяны, не адвярні аблічча Твайго ад дзяцей маіх, нават, калі яны адвернуцца ад Цябе, але нягледзячы на ўсё пачуй словы вуснаў маіх, што ўсклікаюць да Цябе:</text:span></text:p>
      <text:p text:style-name="P7">Вы́хавай дзяцей маіх ўбогімі духам, бо такім нале́жыць Царства Нябеснае;</text:p>
      <text:p text:style-name="P7">Вы́хавай дзяцей маіх такімі, што плачуць, бо суце́шанымі будуць;</text:p>
      <text:p text:style-name="P7">Вы́хавай дзяцей маіх лагоднымі, бо такія ўспадку́юць зямлю́;</text:p>
      <text:p text:style-name="P5"><text:span text:style-name="T7">Вы́хавай дзяцей маіх такімі, што жада́юць і</text:span><text:span text:style-name="T14"> </text:span><text:span text:style-name="T7">пра́гнуць праўды, бо такія насы́цяцца;</text:span></text:p>
      <text:p text:style-name="P7">Вы́хавай дзяцей маіх мíласцівымі, бо такія памíлаваны будуць;</text:p>
      <text:p text:style-name="P7">Вы́хавай дзяцей маіх чыстымі сэрцам, бо такія Бога ўбачаць;</text:p>
      <text:p text:style-name="P7">Вы́хавай дзяцей маіх міратворцамі, бо такія сына́мі Божымі назавуцца;</text:p>
      <text:p text:style-name="P7">Вы́хавай дзяцей маіх такімі, што рупліва працуюць дзеля праўды, каб успадкава́ць ім Царства Нябеснае.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13">Кандак 6</text:p>
      <text:p text:style-name="P5"><text:span text:style-name="T7">Прапаведуе ўвесь свет хрысціянскі заўсёднае засту́пніцтва Тваё за сірот, удоў і</text:span><text:span text:style-name="T14"> </text:span><text:span text:style-name="T7">маці, што за дзяцей сваіх моляцца і</text:span><text:span text:style-name="T14"> </text:span><text:span text:style-name="T7">ўсклікаюць Богу: Алілуія. </text:span></text:p>
      <text:p text:style-name="P7"/>
      <text:p text:style-name="P3">I<text:span text:style-name="T5">кас 6</text:span></text:p>
      <text:p text:style-name="P5"><text:span text:style-name="T7">Святло нябеснае, што заззяла про́мнямі благада́ці Божай у</text:span><text:span text:style-name="T14"> </text:span><text:span text:style-name="T7">ду́шах дзяцей маіх, няхай азо́рыць ім шлях, які вядзе ў</text:span><text:span text:style-name="T14"> </text:span><text:span text:style-name="T7">жыццё вечнае, і</text:span><text:span text:style-name="T14"> </text:span><text:span text:style-name="T7">няхай яны кіруюцца па ім, ахіну́тыя Тваім усемагутным покрывам, у</text:span><text:span text:style-name="T14"> </text:span><text:span text:style-name="T7">Царкву Сына Твайго, з</text:span><text:span text:style-name="T14"> </text:span><text:span text:style-name="T7">ёю ж усклікаю да Цябе так:</text:span></text:p>
      <text:p text:style-name="P7">Вы́хавай дзяцей маіх, асвятля́ючы іх святлом Сына Твайго;</text:p>
      <text:p text:style-name="P5"><text:span text:style-name="T7">Вы́хавай дзяцей маіх, каб у</text:span><text:span text:style-name="T14"> </text:span><text:span text:style-name="T7">святле Яго ўбачылі Святло і</text:span><text:span text:style-name="T14"> </text:span><text:span text:style-name="T7">накіравалі ступнí свае да Яго.</text:span></text:p>
      <text:p text:style-name="P5"><text:span text:style-name="T7">Вы́хавай дзяцей маіх, каб быць ім святлом для свету і</text:span><text:span text:style-name="T14"> </text:span><text:span text:style-name="T7">каб свяціла святло іх перад людзьмі;</text:span></text:p>
      <text:p text:style-name="P7">Вы́хавай дзяцей маіх, каб усе, хто бачыць іх добрыя справы, праслаўля́лі Айца Нябеснага.</text:p>
      <text:p text:style-name="P5"><text:span text:style-name="T7">Вы́хавай дзяцей маіх, каб любілі Цябе і</text:span><text:span text:style-name="T14"> </text:span><text:span text:style-name="T7">Сына Твайго не толькі розумам, але і</text:span><text:span text:style-name="T14"> </text:span><text:span text:style-name="T7">сэрцам;</text:span></text:p>
      <text:p text:style-name="P7">Вы́хавай дзяцей маіх, каб яны заўсёды звярта́лі вочы свае да Тварца ўсіх.</text:p>
      <text:p text:style-name="P5"><text:span text:style-name="T7">Вы́хавай дзяцей маіх, каб хадзіць ім беззага́нна ў</text:span><text:span text:style-name="T14"> </text:span><text:span text:style-name="T7">законе Гасподнім;</text:span></text:p>
      <text:p text:style-name="P7">Выхавай дзяцей маіх, каб быць ім вернымі дзе́цьмі Маці Царквы.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13">Кандак 7</text:p>
      <text:p text:style-name="P5"><text:span text:style-name="T7">Жада́ючы дзецям маім вечнага спасення, са сляза́мі стаю перад святою Тваёю іконаю, Уладычыца. Не пагарджа́й маленнем маім і</text:span><text:span text:style-name="T14"> </text:span><text:span text:style-name="T7">мною</text:span><text:span text:style-name="T6">, </text:span><text:span text:style-name="T7">што да Сына Твайго ўсклікае: Алілуія.</text:span></text:p>
      <text:p text:style-name="P3">I<text:span text:style-name="T5">кас 7</text:span></text:p>
      <text:p text:style-name="P5"><text:span text:style-name="T7">Дзіўнымі і</text:span><text:span text:style-name="T14"> </text:span><text:span text:style-name="T7">непрадказа́льнымі шляха́мі Сына Твайго прыгарнí дзяцей маіх мíласціваю рукою пад Сваё благадатнае по́крыва</text:span><text:span text:style-name="T6">,</text:span><text:span text:style-name="T7"> я ж старанна ўсклікаю да Цябе:</text:span></text:p>
      <text:p text:style-name="P5"><text:span text:style-name="T7">Вы́хавай дзяцей маіх, каб шукалі яны перш за ўсё Царства Божага і</text:span><text:span text:style-name="T14"> </text:span><text:span text:style-name="T7">праўды Яго;</text:span></text:p>
      <text:p text:style-name="P5"><text:span text:style-name="T7">Вы́хавай дзяцей маіх, каб знайсці ім пярліну шматкаштоўную і</text:span><text:span text:style-name="T14"> </text:span><text:span text:style-name="T7">адпрэ́чыць іншыя.</text:span></text:p>
      <text:p text:style-name="P5"><text:span text:style-name="T7">Вы́хавай дзяцей маіх, каб у</text:span><text:span text:style-name="T14"> </text:span><text:span text:style-name="T7">моры жыццёвым не засталíся без кіравання;</text:span></text:p>
      <text:p text:style-name="P5"><text:span text:style-name="T7">Вы́хавай дзяцей маіх, каб быць ім у</text:span><text:span text:style-name="T14"> </text:span><text:span text:style-name="T7">малы́м ліку абра́ных Тваіх.</text:span></text:p>
      <text:p text:style-name="P7"><text:soft-page-break/>Вы́хавай дзяцей маіх, каб на ўсяля́кім месцы яны выконвалі волю Айца Нябеснага;</text:p>
      <text:p text:style-name="P7">Вы́хавай дзяцей маіх, каб яны ішлі па сляда́х Сына Божага.</text:p>
      <text:p text:style-name="P7">Вы́хавай дзяцей маіх, каб яны не прамаўля́лі, ані памышля́лі га́ньбы на Духа Святога;</text:p>
      <text:p text:style-name="P7">Вы́хавай дзяцей маіх, каб яны шанавалі Цябе, Якая нарадзіла Спасіцеля душ нашых.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13">Кандак 8</text:p>
      <text:p text:style-name="P5"><text:span text:style-name="T7">Вандруючы па даліне гэтай зямной і</text:span><text:span text:style-name="T14"> </text:span><text:span text:style-name="T7">шматмяце́жнай, дзеці мае́ дзе знойдуць радасць і</text:span><text:span text:style-name="T14"> </text:span><text:span text:style-name="T7">суцяшэнне, калі не ў</text:span><text:span text:style-name="T14"> </text:span><text:span text:style-name="T7">Табе, Прачыстая? Паспрыя́й жа ім у</text:span><text:span text:style-name="T14"> </text:span><text:span text:style-name="T7">падарожжы і</text:span><text:span text:style-name="T14"> </text:span><text:span text:style-name="T7">накіруй на шлях ісцінны, каб ускліка́ць ім Богу: Алілуія.</text:span></text:p>
      <text:p text:style-name="P7"/>
      <text:p text:style-name="P3">I<text:span text:style-name="T5">кас 8</text:span></text:p>
      <text:p text:style-name="P5"><text:span text:style-name="T7">Для ўсіх Ты Маці, што мíлуе, Уладычыца, і</text:span><text:span text:style-name="T14"> </text:span><text:span text:style-name="T7">хачу, каб была́ Ты такою і</text:span><text:span text:style-name="T14"> </text:span><text:span text:style-name="T7">для дзяцей маіх. Вось, даруча́ю іх Табе і, зга́дваючы міласці Твае шматлікія, у</text:span><text:span text:style-name="T14"> </text:span><text:span text:style-name="T7">пакоры малю Цябе:</text:span></text:p>
      <text:p text:style-name="P5"><text:span text:style-name="T7">Вы́хавай дзяцей маіх у</text:span><text:span text:style-name="T14"> </text:span><text:span text:style-name="T7">замілава́нні дзіцячым, бо такім належыць Царства Божае;</text:span></text:p>
      <text:p text:style-name="P7">Вы́хавай дзяцей маіх, каб быць ім меншымі за ўсіх, але вялікімі перад Богам.</text:p>
      <text:p text:style-name="P7">Вы́хавай дзяцей маіх міласэрнымі, як міласэрны Айцец наш Нябесны;</text:p>
      <text:p text:style-name="P5"><text:span text:style-name="T7">Вы́хавай дзяцей маіх, каб яны па́мяталі, што Ён і</text:span><text:span text:style-name="T14"> </text:span><text:span text:style-name="T7">грэшных мíлуе.</text:span></text:p>
      <text:p text:style-name="P5"><text:span text:style-name="T7">Вы́хавай</text:span><text:span text:style-name="T15"> дзяцей маіх, каб любілі яны ворагаў сваіх і</text:span><text:span text:style-name="T16"> </text:span><text:span text:style-name="T15">маліліся за іх;</text:span></text:p>
      <text:p text:style-name="P7">Вы́хавай дзяцей маіх, каб цура́цца ім ворагаў Божых.</text:p>
      <text:p text:style-name="P7">Вы́хавай дзяцей маіх вернымі сына́мі Айчыны зямной;</text:p>
      <text:p text:style-name="P7">Вы́хавай дзяцей маіх добранадзе́йнымі грамадзянамі Царства Нябеснага.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13">Кандак 9</text:p>
      <text:p text:style-name="P5"><text:span text:style-name="T7">Напаўня́ючы ду́шы і</text:span><text:span text:style-name="T14"> </text:span><text:span text:style-name="T7">сэрцы іх усялякім дабром, адгані ад іх духу смуроднага бязбожжа, падаючы́ ад шчодрасцяў Тваіх усім і</text:span><text:span text:style-name="T14"> </text:span><text:span text:style-name="T7">кожнаму па патрэбе, каб усклікалі яны Богу: Алілуія.</text:span></text:p>
      <text:p text:style-name="P7"/>
      <text:p text:style-name="P3">I<text:span text:style-name="T5">кас 9</text:span></text:p>
      <text:p text:style-name="P5"><text:span text:style-name="T7">Пазбаў дзяцей маіх ад пустасловаў мудрагелістых, што гавораць няпраўду пра Тваё ўсемагутнае заступніцтва, і</text:span><text:span text:style-name="T14"> </text:span><text:span text:style-name="T7">спагля́нь мíласціва на мяне, што адда́на ўсклікае да Цябе: </text:span></text:p>
      <text:p text:style-name="P5"><text:span text:style-name="T7">Вы́хавай дзяцей маіх, каб ім з</text:span><text:span text:style-name="T14"> </text:span><text:span text:style-name="T7">моцаю супрацьдзейнічаць бязбожнікам;</text:span></text:p>
      <text:p text:style-name="P7">Вы́хавай дзяцей маіх, каб ім трыва́ла супрацьстая́ць боганенавісным вучэнням.</text:p>
      <text:p text:style-name="P7">Вы́хавай дзяцей маіх, каб не прымаць ім духу сыноў супраціўнага;</text:p>
      <text:p text:style-name="P5"><text:span text:style-name="T7">Вы́хавай дзяцей маіх, каб ім быць дба́йнымі і</text:span><text:span text:style-name="T14"> </text:span><text:span text:style-name="T7">маліцца, і</text:span><text:span text:style-name="T14"> </text:span><text:span text:style-name="T7">так пазбе́гнуць спакусы.</text:span></text:p>
      <text:p text:style-name="P5"><text:span text:style-name="T7">Вы́хавай дзяцей маіх, каб пазбяга́лі яны заба́ў людскіх і</text:span><text:span text:style-name="T14"> </text:span><text:span text:style-name="T7">захапле́нняў свету гэтага;</text:span></text:p>
      <text:p text:style-name="P5"><text:span text:style-name="T7">Вы́хавай дзяцей маіх, каб ухіля́цца ім ад зла і</text:span><text:span text:style-name="T14"> </text:span><text:span text:style-name="T7">рабіць дабро.</text:span></text:p>
      <text:p text:style-name="P5"><text:span text:style-name="T7">Вы́хавай дзяцей маіх, каб мець ім вушы адкрытымі і</text:span><text:span text:style-name="T14"> </text:span><text:span text:style-name="T7">гатовымі пачуць голас Божы;</text:span></text:p>
      <text:p text:style-name="P5"><text:span text:style-name="T7">Вы́хавай дзяцей маіх, каб выконвалі слова Божае і</text:span><text:span text:style-name="T14"> </text:span><text:span text:style-name="T7">так супольнікамі блажэнства райскага станавіліся</text:span><text:span text:style-name="T6">.</text:span>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13">Кандак 10</text:p>
      <text:p text:style-name="P5"><text:soft-page-break/><text:span text:style-name="T7">Жадаючы спасцí свет, Сын Твой сышоў з</text:span><text:span text:style-name="T14"> </text:span><text:span text:style-name="T7">Нябёсаў, каб заклíкаць не праведных, а</text:span><text:span text:style-name="T14"> </text:span><text:span text:style-name="T7">грэшных да пакая́ння. Таму малі Сына Твайго за дзяцей маіх, каб спасёныя праз Цябе, яны ўсклікнулі да Бога: Алілуія.</text:span></text:p>
      <text:p text:style-name="P7"/>
      <text:p text:style-name="P3">I<text:span text:style-name="T5">кас 10</text:span></text:p>
      <text:p text:style-name="P5"><text:span text:style-name="T7">Сцяною непару́шнаю будзь, Царыца Нябесная, для дзяцей маіх, каб пад Тваім благадатным по́крывам здо́лелі яны мноства добрых спраў зде́йсніць, і</text:span><text:span text:style-name="T14"> </text:span><text:span text:style-name="T7">таму ўскліка́ю да Цябе так:</text:span></text:p>
      <text:p text:style-name="P5"><text:span text:style-name="T7">Вы́хавай дзяцей маіх у</text:span><text:span text:style-name="T14"> </text:span><text:span text:style-name="T7">чысціні беззага́ннай;</text:span></text:p>
      <text:p text:style-name="P7">Вы́хавай дзяцей маіх, каб ведалі, што нале́жыць выконваць волю Сына Твайго.</text:p>
      <text:p text:style-name="P5"><text:span text:style-name="T7">Вы́хавай дзяцей маіх, каб ненавідзелі яны грэх і</text:span><text:span text:style-name="T14"> </text:span><text:span text:style-name="T7">ўсякае беззаконне;</text:span></text:p>
      <text:p text:style-name="P5"><text:span text:style-name="T7">Вы́хавай дзяцей маіх, каб любілі яны дабро і</text:span><text:span text:style-name="T14"> </text:span><text:span text:style-name="T7">ўсякую дабрадзе́йнасць.</text:span></text:p>
      <text:p text:style-name="P5"><text:span text:style-name="T7">Вы́хавай дзяцей маіх, каб служы́лі яны Богу ў</text:span><text:span text:style-name="T14"> </text:span><text:span text:style-name="T7">паслухмянасці і</text:span><text:span text:style-name="T14"> </text:span><text:span text:style-name="T7">цнатлівасці;</text:span></text:p>
      <text:p text:style-name="P5"><text:span text:style-name="T7">Вы́хавай дзяцей маіх, каб у</text:span><text:span text:style-name="T14"> </text:span><text:span text:style-name="T7">бе́дах звярталі яны вочы свае да Тваёй міласэрнасці.</text:span></text:p>
      <text:p text:style-name="P5"><text:span text:style-name="T7">Вы́хавай дзяцей маіх, бо Ты хуткая памочніца ўсім, хто з</text:span><text:span text:style-name="T14"> </text:span><text:span text:style-name="T7">вераю да Цябе звяртаецца;</text:span></text:p>
      <text:p text:style-name="P5"><text:span text:style-name="T7">Вы́хавай дзяцей маіх, бо я не маю іншай дапамогі і</text:span><text:span text:style-name="T14"> </text:span><text:span text:style-name="T7">іншай надзеі.</text:span>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13">Кандак 11</text:p>
      <text:p text:style-name="P5"><text:span text:style-name="T7">Спадобі дзяцей маіх, Уладычыца, заўсёды апяваць Тваё непераможнае заступніцтва, і</text:span><text:span text:style-name="T14"> </text:span><text:span text:style-name="T7">Тваёй благадаццю вусны іх адкрый, каб ускліка́лі яны Богу: Аліліуія.</text:span></text:p>
      <text:p text:style-name="P7"/>
      <text:p text:style-name="P12">Iкас 11</text:p>
      <text:p text:style-name="P6">Зрабі жыццё іх з вышы́няў светланоснаю свечкаю, што растае́ ўдзень і ўначы ад любові да Цябе і Сына Твайго, і да бліжняга, і не пагарджай мною, што ўсклікае да Цябе:</text:p>
      <text:p text:style-name="P6">Вы́хавай дзяцей маіх, каб заўсёды ім глядзець на Крыж і пакуты Спасіцеля нашага;</text:p>
      <text:p text:style-name="P6">Вы́хавай дзяцей маіх, каб мець ім вочы і бачыць вакол сябе тых, хто паку́туе.</text:p>
      <text:p text:style-name="P6">Вы́хавай дзяцей маіх, каб па́мятаць ім словы апостала: “Адзін аднаго цяжа́ры насіце”;</text:p>
      <text:p text:style-name="P6">Вы́хавай дзяцей маіх, каб быць ім такімі, як міласэрны самаранíн.</text:p>
      <text:p text:style-name="P5"><text:span text:style-name="T7">Вы́хавай дзяцей маіх, каб рупліва працаваць ім у</text:span><text:span text:style-name="T14"> </text:span><text:span text:style-name="T7">вінаградніку падобна добрым рабам;</text:span></text:p>
      <text:p text:style-name="P5"><text:span text:style-name="T7">Вы́хавай дзяцей маіх у</text:span><text:span text:style-name="T14"> </text:span><text:span text:style-name="T7">чаканні прышэсця Сына Твайго.</text:span></text:p>
      <text:p text:style-name="P5"><text:span text:style-name="T7">Вы́хавай дзяцей маіх у</text:span><text:span text:style-name="T14"> </text:span><text:span text:style-name="T7">няспы́ннай малітве і</text:span><text:span text:style-name="T14"> </text:span><text:span text:style-name="T7">няўсы́пнасці;</text:span></text:p>
      <text:p text:style-name="P5"><text:span text:style-name="T7">Вы́хавай дзяцей маіх, каб ім заўсёды стаяць перад Табою з</text:span><text:span text:style-name="T14"> </text:span><text:span text:style-name="T7">глыбокай пашанай.</text:span>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3"><text:span text:style-name="T5">Кандак</text:span><text:span text:style-name="T4"> 12</text:span></text:p>
      <text:p text:style-name="P5"><text:span text:style-name="T7">Благадаццю невымоўнай Духа Святога напоўні сэрцы дзяцей маіх, каб узлюбíць ім Сына Твайго і</text:span><text:span text:style-name="T14"> </text:span><text:span text:style-name="T7">Бога нашага і</text:span><text:span text:style-name="T14"> </text:span><text:span text:style-name="T7">Цябе, Найдабрэйшая, і</text:span><text:span text:style-name="T14"> </text:span><text:span text:style-name="T7">ўскліка́ць Цару ўсіх: Алілуія.</text:span></text:p>
      <text:p text:style-name="P7"/>
      <text:p text:style-name="P3">I<text:span text:style-name="T5">кас 12</text:span></text:p>
      <text:p text:style-name="P5"><text:span text:style-name="T7">Апява́ючы міласэ́рнасць Тваю, якою Ты мíлуеш і</text:span><text:span text:style-name="T14"> </text:span><text:span text:style-name="T7">падтрымліваеш дзяцей маіх, усклікаю да Цябе, Уладычыца: “Не пакідай маліць за іх Сына Твайго”, бо я веру, што Ты ўсё можаш, і</text:span><text:span text:style-name="T14"> </text:span><text:span text:style-name="T7">прашу вы́канаць маленні мае гэтыя: </text:span></text:p>
      <text:p text:style-name="P7">Вы́хавай дзяцей маіх напоўненымі Духам Святым;</text:p>
      <text:p text:style-name="P7">Вы́хавай дзяцей маіх, каб Яго благадаццю цвёрда стаялі на пра́ведным шляху́. </text:p>
      <text:p text:style-name="P5"><text:soft-page-break/><text:span text:style-name="T7">Вы́хавай дзяцей маіх, накіроўваючы іх Зоркаю ранішняю, Якая ёсць Сын Твой, у</text:span><text:span text:style-name="T14"> </text:span><text:span text:style-name="T7">сялібы праведнікаў;</text:span></text:p>
      <text:p text:style-name="P5"><text:span text:style-name="T7">Вы́хавай дзяцей маіх, каб усялíцца ім у</text:span><text:span text:style-name="T14"> </text:span><text:span text:style-name="T7">дом Айца Нябеснага.</text:span></text:p>
      <text:p text:style-name="P5"><text:span text:style-name="T7">Вы́хавай дзяцей маіх лагоднымі, маўклівымі і</text:span><text:span text:style-name="T14"> </text:span><text:span text:style-name="T7">трапяткíмі да слоў Божых;</text:span></text:p>
      <text:p text:style-name="P7">Вы́хавай дзяцей маіх, каб адкрываць ім вусны свае толькі для ўслаўлення добрасці Тварца ўсіх.</text:p>
      <text:p text:style-name="P5"><text:span text:style-name="T7">Вы́хавай дзяцей маіх, каб шанаваць ім бацьку і</text:span><text:span text:style-name="T14"> </text:span><text:span text:style-name="T7">маці сваіх, паводле запаведзі;</text:span></text:p>
      <text:p text:style-name="P5"><text:span text:style-name="T7">Вы́хавай дзяцей маіх так, каб і</text:span><text:span text:style-name="T14"> </text:span><text:span text:style-name="T7">мне стаць падобнаю да смакоўніцы</text:span><text:span text:style-name="T6">, </text:span><text:span text:style-name="T7">што прыно́сіць добрыя плады.</text:span></text:p>
      <text:p text:style-name="P5"><text:span text:style-name="T7">Вы́хавай, Уладычыца, дзяцей маіх дастойнымі Царства Нябеснага і</text:span><text:span text:style-name="T14"> </text:span><text:span text:style-name="T7">спадкае́мцамі вечных даброт зрабі іх.</text:span></text:p>
      <text:p text:style-name="P7"/>
      <text:p text:style-name="P13">Кандак 13</text:p>
      <text:p text:style-name="P5"><text:span text:style-name="T7">О, Усяпетая Маці Іісуса Усясла́даснага! Прымі гэтае малое акафіснае маленне за дзяцей маіх, вазьмі іх пад Тваё благадатнае по́крыва, дай ім думаць, прамаўля́ць і</text:span><text:span text:style-name="T14"> </text:span><text:span text:style-name="T7">рабіць тое, што вядзе́ да Цябе і</text:span><text:span text:style-name="T14"> </text:span><text:span text:style-name="T7">Сына Твайго, і</text:span><text:span text:style-name="T14"> </text:span><text:span text:style-name="T7">пашлі ім у</text:span><text:span text:style-name="T14"> </text:span><text:span text:style-name="T7">жыцці гэтым часо́вым усё, што наста́віць іх да спасення душы́, каб заўсёды ўсклікалі яны Богу: Алілуія. </text:span></text:p>
      <text:p text:style-name="P7"/>
      <text:p text:style-name="P5"><text:span text:style-name="T9">Гэты кандак прамаўляецца тройчы. Затым ікас 1 і</text:span><text:span text:style-name="T17"> </text:span><text:span text:style-name="T9">кандак 1.</text:span></text:p>
      <text:p text:style-name="P7"/>
      <text:p text:style-name="P12">Малiтва</text:p>
      <text:p text:style-name="P5"><text:span text:style-name="T14">О, Найсвяцейшая Уладычыца Дзева Багародзіца, спасі і захава́й пад по́крывам Тваім дзяцей маіх </text:span><text:span text:style-name="T17">(імёны іх)</text:span><text:span text:style-name="T14">, усіх хлапчуко́ў і дзяўча́так, і немаўля́т, хрышчо́ных і безыме́нных і тых, якіх ва ўло́нні ма́тчыным носяць. Ахінí іх рызаю Твайго мацярынства, захава́й іх у страху Божым і ў паслухмя́насці бацька́м, умалí Сына Твайго і Госпада нашага, каб пада́ў ім карыснае для спасення іх. Даруча́ю іх Ма́тчынаму дагля́ду Твайму, таму што Ты — Бажэственны пакро́ў раба́м Тваім. Амінь.</text:span></text:p>
      <text:p text:style-name="P6"/>
      <text:p text:style-name="P6"/>
      <text:p text:style-name="P12">Малiтва жонкi, </text:p>
      <text:p text:style-name="P3"><text:span text:style-name="T10">што мае дзiця ва </text:span><text:span text:style-name="T11">¢</text:span><text:span text:style-name="T10">лоннi </text:span></text:p>
      <text:p text:style-name="P5">Божа Вялікі, Жыццё і жыцця Падаўца і Ахоўнік! Дзякую Табе, што міласцю Тваёю і мяне, пакорную рабу Тваю, далучыў да благадаці служыць памнажэнню рода чалавечага, бо вось я маю плод ва ўлонні. Але Ты бачыш, Госпадзі, што баюся, каб з-за грахоў маіх не прыняць мне пакутаў лютых пры родах, і таму да міласэрнасці Тваёй звяртаюся. Не малю Цябе, каб зрабіў мяне выключэннем з усяго роду нашага жаночага, якому вы́значыў Ты праз болі нараджа́ць дзяцей, бо гэта агульны закон нам, што саграшылі; але малю́ Цябе, калі прыйдзе гадзíна мая, пада́й мне паслабле́нне і няця́жкія роды, пазба́ў мяне ад болю нясце́рпнага. Здзе́йсні, Госпадзі, жаданне сэрца майго, а разам з тым і жаданне мужа майго, якога Ты даў мне. Дай нам радасць нараджэ́ння новага чалавека ў свет Твой. Няхай я́віцца дзіця цэлае, здаровае, моцнае, каб і не па́мяталі ўжо гора ад радасці, па благадаці і шчо́драсцях Адзінароднага Сына Твайго, Які дзеля нас ад прачыстай крыві Дзевы Марыі ўцяле́сніўся, ва ўлонні быў вы́нашаны і нараджэ́нне па плоці ўспрыня́ў, Яму слава належыць са Святым Духам навекі. Амінь.</text:p>
      <text:p text:style-name="P6"/>
      <text:p text:style-name="P2"><text:soft-page-break/>Пераклад Вольгі Нядзвецкай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cademyC Italic" svg:font-family="'AcademyC Italic'" style:font-family-generic="roman" style:font-pitch="variable"/>
    <style:font-face style:name="AcademyC PM Academy Cyrillic" svg:font-family="'AcademyC PM Academy Cyrillic'" style:font-family-generic="roman" style:font-pitch="variable"/>
    <style:font-face style:name="AcademyC-Bold" svg:font-family="AcademyC-Bold" style:font-family-generic="roman" style:font-pitch="variable"/>
    <style:font-face style:name="Arial +" svg:font-family="'Arial +'" style:font-family-generic="roman" style:font-pitch="variable"/>
    <style:font-face style:name="Arial +  Bold Italic" svg:font-family="'Arial +  Bold Italic'" style:font-family-generic="roman" style:font-pitch="variable"/>
    <style:font-face style:name="Calibri" svg:font-family="Calibri" style:font-family-generic="roman" style:font-pitch="variable"/>
    <style:font-face style:name="CyrillicOld" svg:font-family="CyrillicOld" style:font-family-generic="roman" style:font-pitch="variable"/>
    <style:font-face style:name="IzhitsaOS" svg:font-family="IzhitsaOS" style:font-family-generic="roman" style:font-pitch="variable"/>
    <style:font-face style:name="IzhitsaOS  Bold" svg:font-family="'IzhitsaOS  Bold'" style:font-family-generic="roman" style:font-pitch="variable"/>
    <style:font-face style:name="IzhitsaOS Cyr" svg:font-family="'IzhitsaOS Cy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cademyC Italic1" svg:font-family="'AcademyC Italic'" style:font-family-generic="system" style:font-pitch="variable"/>
    <style:font-face style:name="AcademyC PM Academy Cyrillic1" svg:font-family="'AcademyC PM Academy Cyrillic'" style:font-family-generic="system" style:font-pitch="variable"/>
    <style:font-face style:name="Arial1" svg:font-family="Arial" style:font-family-generic="system" style:font-pitch="variable"/>
    <style:font-face style:name="Arial +1" svg:font-family="'Arial +'" style:font-family-generic="system" style:font-pitch="variable"/>
    <style:font-face style:name="Arial +  Bold Italic1" svg:font-family="'Arial +  Bold Italic'" style:font-family-generic="system" style:font-pitch="variable"/>
    <style:font-face style:name="Calibri1" svg:font-family="Calibri" style:font-family-generic="system" style:font-pitch="variable"/>
    <style:font-face style:name="CyrillicOld1" svg:font-family="CyrillicOld" style:font-family-generic="system" style:font-pitch="variable"/>
    <style:font-face style:name="IzhitsaOS1" svg:font-family="IzhitsaOS" style:font-family-generic="system" style:font-pitch="variable"/>
    <style:font-face style:name="IzhitsaOS  Bold1" svg:font-family="'IzhitsaOS  Bold'" style:font-family-generic="system" style:font-pitch="variable"/>
    <style:font-face style:name="IzhitsaOS Cyr1" svg:font-family="'IzhitsaOS Cyr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_31_1_5f_Основной_20_текст" style:display-name="11_Основной текст" style:family="paragraph" style:parent-style-name="Standard" style:default-outline-level="">
      <style:paragraph-properties fo:margin-left="0cm" fo:margin-right="0cm" fo:margin-top="0cm" fo:margin-bottom="0cm" loext:contextual-spacing="false" style:line-height-at-least="0.455cm" fo:text-align="justify" style:justify-single-word="false" fo:text-indent="0.499cm" style:auto-text-indent="false" style:vertical-align="middle"/>
      <style:text-properties fo:color="#000000" style:font-name="AcademyC PM Academy Cyrillic" fo:font-family="'AcademyC PM Academy Cyrillic'" style:font-family-generic="roman" style:font-pitch="variable" fo:font-size="11.5pt" fo:language="en" fo:country="US" style:font-size-asian="11.5pt" style:font-name-complex="AcademyC PM Academy Cyrillic1" style:font-family-complex="'AcademyC PM Academy Cyrillic'" style:font-family-generic-complex="system" style:font-pitch-complex="variable" style:font-size-complex="11.5pt"/>
    </style:style>
    <style:style style:name="_31_9_5f_àêàô_b3_ñò" style:display-name="19_àêàô³ñò" style:family="paragraph" style:parent-style-name="_31_1_5f_Основной_20_текст" style:default-outline-level="">
      <style:paragraph-properties fo:margin-top="0cm" fo:margin-bottom="0cm" loext:contextual-spacing="false" style:line-height-at-least="0.455cm" fo:text-align="center" style:justify-single-word="false" style:vertical-align="middle"/>
      <style:text-properties fo:color="#000000" style:font-name="IzhitsaOS" fo:font-family="IzhitsaOS" style:font-family-generic="roman" style:font-pitch="variable" fo:language="en" fo:country="US" style:font-name-complex="IzhitsaOS1" style:font-family-complex="IzhitsaOS" style:font-family-generic-complex="system" style:font-pitch-complex="variable"/>
    </style:style>
    <style:style style:name="_31_1_5f_Подпись" style:display-name="11_Подпись" style:family="paragraph" style:parent-style-name="Standard" style:default-outline-level="">
      <style:paragraph-properties fo:margin-top="0.101cm" fo:margin-bottom="0cm" loext:contextual-spacing="false" style:line-height-at-least="0.476cm" fo:text-align="end" style:justify-single-word="false" fo:hyphenation-ladder-count="no-limit" style:vertical-align="middle"/>
      <style:text-properties fo:color="#000000" style:font-name="AcademyC Italic" fo:font-family="'AcademyC Italic'" style:font-family-generic="roman" style:font-pitch="variable" fo:language="en" fo:country="US" fo:font-style="italic" style:font-style-asian="italic" style:font-name-complex="AcademyC Italic1" style:font-family-complex="'AcademyC Italic'" style:font-family-generic-complex="system" style:font-pitch-complex="variable" style:font-style-complex="italic" fo:hyphenate="false" fo:hyphenation-remain-char-count="2" fo:hyphenation-push-char-count="2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242021" style:font-name="AcademyC-Bold" fo:font-family="AcademyC-Bold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2-01-24T15:32:00</meta:creation-date>
    <dc:date>2022-02-12T11:19:37.310000000</dc:date>
    <meta:editing-cycles>3</meta:editing-cycles>
    <meta:editing-duration>PT19M4S</meta:editing-duration>
    <meta:generator>Neat_Office/6.2.8.2$Windows_x86 LibreOffice_project/</meta:generator>
    <meta:document-statistic meta:table-count="0" meta:image-count="0" meta:object-count="0" meta:page-count="7" meta:paragraph-count="166" meta:word-count="2273" meta:character-count="14469" meta:non-whitespace-character-count="12347"/>
    <meta:user-defined meta:name="Company">home</meta:user-defined>
    <meta:user-defined meta:name="Operator">User</meta:user-defined>
  </office:meta>
</office:document-meta>
</file>